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fo:font-size="14pt" fo:language="es" fo:country="ES" style:font-size-asian="14pt"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master-page-name="MP0">
      <style:paragraph-properties style:page-number="auto" fo:break-before="page"/>
      <style:text-properties fo:font-size="14pt" fo:language="es" fo:country="ES" style:font-size-asian="14pt" style:font-size-complex="14pt"/>
    </style:style>
    <style:style style:name="T1" style:family="text">
      <style:text-properties fo:font-size="14pt" fo:language="es" fo:country="ES" style:font-size-asian="14pt" style:font-size-complex="14pt"/>
    </style:style>
    <style:style style:name="T2" style:family="text">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lut, Louisa,</text:p>
      <text:p text:style-name="P1"/>
      <text:p text:style-name="Standard"><text:span text:style-name="Fuente_20_de_20_párrafo_20_predeter."><text:span text:style-name="T1">Je viens de lire ton message dans lequel tu me racontes que tu quittes Brest pour aller travailler à New York. </text:span></text:span><text:span text:style-name="Fuente_20_de_20_párrafo_20_predeter."><text:span text:style-name="T2">C’est une nouvelle exceptionnelle, et je m’en réjouis beaucoup pour toi. </text:span></text:span></text:p>
      <text:p text:style-name="P2"/>
      <text:p text:style-name="P1">D’abord laisse-moi te faire quelques considérations à ce sujet, bassées sur ma propre expérience.</text:p>
      <text:p text:style-name="P1"/>
      <text:p text:style-name="P1">En premier lieu, je ne pense pas que tu aies de problèmes avec la langue, car tu maîtrises suffisamment l’anglais. Lorsque nous avons été à Londres, tu t’y as debrouillé très bien avec le personnel de réception. Et puis, lors de notre dernier voyage à Madrid, nous nous sommes entretenus longuement avec ces touristes anglais, t’en souviens-tu? Je m’en souviens très bien.</text:p>
      <text:p text:style-name="P1"/>
      <text:p text:style-name="P1">D'un autre côté, le fait que tu aimes la nature ne doit poser aucun problème pour toi. Comme tu sais, il y a quelques mois j’ai dû me rendre d’urgence à Milan, qui est une ville très industrialisée, et la nature m'y manquait beaucoup. Mais lors d’une promenade avec une amie, j’y ai découvert un parc très joli près de chez nous, si bien que j’ai fini par y aller tous les jours après ma journée de travail au bureau. Cela me rendait plus agréable mon séjour milanais.</text:p>
      <text:p text:style-name="P1"/>
      <text:p text:style-name="P1">À bientôt,</text:p>
      <text:p text:style-name="P1"/>
      <text:p text:style-name="Standard"><text:span text:style-name="Fuente_20_de_20_párrafo_20_predeter."><text:span text:style-name="T1">Mari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creation-date>2009-04-16T11:32:00Z</meta:creation-date>
    <dc:date>2024-08-15T07:26:33.38</dc:date>
    <meta:editing-cycles>10</meta:editing-cycles>
    <meta:editing-duration>PT28M12S</meta:editing-duration>
    <meta:document-statistic meta:table-count="0" meta:image-count="0" meta:object-count="0" meta:page-count="1" meta:paragraph-count="7" meta:word-count="201" meta:character-count="1150"/>
    <meta:user-defined meta:name="Info 1"/>
    <meta:user-defined meta:name="Info 2"/>
    <meta:user-defined meta:name="Info 3"/>
    <meta:user-defined meta:name="Info 4"/>
    <meta:template xlink:type="simple" xlink:actuate="onRequest" xlink:title="" xlink:href="Normal.dotm"/>
  </office:meta>
</office:document-meta>
</file>